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fo:margin-top="0cm" fo:margin-bottom="0.199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693cm"/>
    </style:style>
    <style:style style:name="P1" style:family="paragraph" style:parent-style-name="Footer">
      <style:paragraph-properties>
        <style:tab-stops>
          <style:tab-stop style:position="7.938cm" style:type="center"/>
          <style:tab-stop style:position="15.753cm" style:type="right"/>
        </style:tab-stops>
      </style:paragraph-properties>
    </style:style>
    <style:style style:name="P2" style:family="paragraph" style:parent-style-name="Footer">
      <style:paragraph-properties>
        <style:tab-stops>
          <style:tab-stop style:position="7.938cm" style:type="center"/>
          <style:tab-stop style:position="17cm" style:type="right"/>
        </style:tab-stops>
      </style:paragraph-properties>
    </style:style>
    <style:style style:name="P3" style:family="paragraph" style:parent-style-name="Header">
      <style:text-properties fo:language="de" fo:country="DE"/>
    </style:style>
    <style:style style:name="P4" style:family="paragraph" style:parent-style-name="Header">
      <style:paragraph-properties fo:text-align="center" style:justify-single-word="false"/>
      <style:text-properties fo:language="de" fo:country="DE" officeooo:rsid="003327f1" officeooo:paragraph-rsid="003327f1"/>
    </style:style>
    <style:style style:name="P5" style:family="paragraph" style:parent-style-name="Subtitle">
      <style:paragraph-properties fo:margin-top="0.212cm" fo:margin-bottom="0.388cm" loext:contextual-spacing="false" style:writing-mode="lr-tb"/>
      <style:text-properties officeooo:paragraph-rsid="003d9a75"/>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Text_20_body">
      <style:text-properties officeooo:paragraph-rsid="0060ae18"/>
    </style:style>
    <style:style style:name="P9" style:family="paragraph" style:parent-style-name="Text_20_body">
      <style:text-properties officeooo:rsid="0060bed2" officeooo:paragraph-rsid="0060bed2"/>
    </style:style>
    <style:style style:name="P10" style:family="paragraph" style:parent-style-name="Text_20_body">
      <style:text-properties fo:language="de" fo:country="DE" officeooo:rsid="00610da6" officeooo:paragraph-rsid="00610da6"/>
    </style:style>
    <style:style style:name="P11" style:family="paragraph" style:parent-style-name="Text_20_body">
      <style:text-properties officeooo:rsid="00666d90" officeooo:paragraph-rsid="00666d90"/>
    </style:style>
    <style:style style:name="P12" style:family="paragraph" style:parent-style-name="Verzeichnis_20_1">
      <style:paragraph-properties>
        <style:tab-stops>
          <style:tab-stop style:position="16.002cm" style:type="right" style:leader-style="dotted" style:leader-text="."/>
        </style:tab-stops>
      </style:paragraph-properties>
    </style:style>
    <style:style style:name="P13" style:family="paragraph" style:parent-style-name="Table_20_Contents">
      <style:text-properties officeooo:rsid="00666d90" officeooo:paragraph-rsid="00666d90"/>
    </style:style>
    <style:style style:name="P14" style:family="paragraph" style:parent-style-name="Title" style:master-page-name="MPF0">
      <style:paragraph-properties style:page-number="auto" fo:break-before="page"/>
      <style:text-properties fo:language="de" fo:country="DE"/>
    </style:style>
    <style:style style:name="P15" style:family="paragraph" style:parent-style-name="Heading_20_1">
      <style:text-properties fo:language="de" fo:country="DE"/>
    </style:style>
    <style:style style:name="P16" style:family="paragraph" style:parent-style-name="Heading_20_1">
      <style:paragraph-properties fo:break-before="page"/>
      <style:text-properties fo:language="de" fo:country="DE"/>
    </style:style>
    <style:style style:name="T1" style:family="text">
      <style:text-properties fo:language="de" fo:country="DE"/>
    </style:style>
    <style:style style:name="T2" style:family="text">
      <style:text-properties fo:language="de" fo:country="DE" officeooo:rsid="004d7201"/>
    </style:style>
    <style:style style:name="T3" style:family="text">
      <style:text-properties fo:language="de" fo:country="DE" officeooo:rsid="00630aa6"/>
    </style:style>
    <style:style style:name="T4" style:family="text">
      <style:text-properties fo:language="de" fo:country="DE" officeooo:rsid="000c5fec"/>
    </style:style>
    <style:style style:name="T5" style:family="text">
      <style:text-properties fo:language="de" fo:country="DE" officeooo:rsid="003c36db"/>
    </style:style>
    <style:style style:name="T6" style:family="text">
      <style:text-properties fo:language="de" fo:country="DE" officeooo:rsid="003d9a75"/>
    </style:style>
    <style:style style:name="T7" style:family="text">
      <style:text-properties fo:language="de" fo:country="DE" officeooo:rsid="004c5139"/>
    </style:style>
    <style:style style:name="T8" style:family="text">
      <style:text-properties fo:language="de" fo:country="DE" officeooo:rsid="0060ae18"/>
    </style:style>
    <style:style style:name="T9" style:family="text">
      <style:text-properties fo:language="de" fo:country="DE" officeooo:rsid="0060bed2"/>
    </style:style>
    <style:style style:name="T10" style:family="text">
      <style:text-properties fo:language="de" fo:country="DE" officeooo:rsid="00610da6"/>
    </style:style>
    <style:style style:name="T11" style:family="text">
      <style:text-properties fo:language="de" fo:country="DE" officeooo:rsid="00675b92"/>
    </style:style>
    <style:style style:name="T12" style:family="text">
      <style:text-properties officeooo:rsid="005eee90"/>
    </style:style>
    <style:style style:name="T13" style:family="text">
      <style:text-properties officeooo:rsid="0062afe5"/>
    </style:style>
    <style:style style:name="T14" style:family="text">
      <style:text-properties officeooo:rsid="00675b92"/>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Ref_AufgabeName"/>Aufgabe <text:span text:style-name="T12">2</text:span>: <text:bookmark-end text:name="Ref_AufgabeName"/><text:span text:style-name="T12">Nummernmerker</text:span></text:p>
      <text:p text:style-name="P5"><text:bookmark-start text:name="Ref_TeamID"/><text:span text:style-name="Absatz-Standardschriftart"><text:span text:style-name="T1">Team-ID: </text:span></text:span><text:bookmark-start text:name="TeamID"/><text:span text:style-name="Absatz-Standardschriftart"><text:span text:style-name="T5">0</text:span></text:span><text:bookmark-end text:name="TeamID"/><text:span text:style-name="Absatz-Standardschriftart"><text:span text:style-name="T5">0</text:span></text:span><text:bookmark-end text:name="Ref_TeamID"/><text:span text:style-name="Absatz-Standardschriftart"><text:span text:style-name="T7">619</text:span></text:span></text:p>
      <text:p text:style-name="P5"><text:bookmark-start text:name="Ref_TeamName"/><text:span text:style-name="Absatz-Standardschriftart"><text:span text:style-name="T1">Team-</text:span></text:span><text:span text:style-name="Absatz-Standardschriftart"><text:span text:style-name="T6">N</text:span></text:span><text:span text:style-name="Absatz-Standardschriftart"><text:span text:style-name="T4">a</text:span></text:span><text:span text:style-name="Absatz-Standardschriftart"><text:span text:style-name="T1">me: </text:span></text:span><text:bookmark-end text:name="Ref_TeamName"/><text:span text:style-name="Absatz-Standardschriftart"><text:span text:style-name="T7">ncrypted</text:span></text:span></text:p>
      <text:p text:style-name="P6"><text:span text:style-name="Absatz-Standardschriftart"><text:span text:style-name="T6">Bearbeiter/-innen dieser Aufgabe: <text:line-break/></text:span></text:span><text:span text:style-name="Absatz-Standardschriftart"><text:span text:style-name="T7">Oliver Schirmer</text:span></text:span></text:p>
      <text:p text:style-name="P7"><text:date style:data-style-name="N10121" text:date-value="2019-11-22T20:34:15.780000099">22. November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2"><text:a xlink:type="simple" xlink:href="#__RefHeading___Toc105_1452926801" text:style-name="Internet_20_link" text:visited-style-name="Visited_20_Internet_20_Link">Lösungsidee<text:tab/>1</text:a></text:p>
          <text:p text:style-name="P12"><text:a xlink:type="simple" xlink:href="#__RefHeading___Toc107_1452926801" text:style-name="Internet_20_link" text:visited-style-name="Visited_20_Internet_20_Link">Umsetzung<text:tab/>1</text:a></text:p>
          <text:p text:style-name="P12"><text:a xlink:type="simple" xlink:href="#__RefHeading___Toc109_1452926801" text:style-name="Internet_20_link" text:visited-style-name="Visited_20_Internet_20_Link">Beispiele<text:tab/>2</text:a></text:p>
          <text:p text:style-name="P12"><text:a xlink:type="simple" xlink:href="#__RefHeading___Toc111_1452926801" text:style-name="Internet_20_link" text:visited-style-name="Visited_20_Internet_20_Link">Quellcode<text:tab/>2</text:a></text:p>
        </text:index-body>
      </text:table-of-content>
      <text:h text:style-name="P15" text:outline-level="1"><text:bookmark-start text:name="__RefHeading___Toc105_1452926801"/>Lösungsidee<text:bookmark-end text:name="__RefHeading___Toc105_1452926801"/></text:h>
      <text:p text:style-name="P8"><text:span text:style-name="T8">Zur Lösung dieses Problems wird ein Gready-Algorithmus gewählt. Dieser beginnt jedoch beim Ende der Zahl Blöcke zu bilden. </text:span><text:span text:style-name="T10">D.h. es gibt einen Index, der das Ende eines Blockes festlegt. </text:span><text:span text:style-name="T8">Dabei wird immer mit maximaler Blockgröße begonnen und geprüft ob die aktuelle Ziffer, mit der der Block beginnen würde eine 0 ist. Ist dies der Fall, wird die Blockgröße bis zur Größe zwei vermindert. Beginnt der Block in diesem Fall immer noch mit einer 0, wird der Block auf die </text:span><text:span text:style-name="T11">in der Situation </text:span><text:span text:style-name="T8">maximal </text:span><text:span text:style-name="T11">mögliche</text:span><text:span text:style-name="T8"> Größe gesetzt, da der aktuelle Block in jedem Fall mit 0 beginnen muss, jedoch der nächste Block damit möglichst nah an eine zu 0 verschiedene Zahl gebracht wird </text:span><text:span text:style-name="T9">und somit die Anzahl an mit 0 beginnenden Blöcken minimiert wird</text:span><text:span text:style-name="T8">. </text:span><text:span text:style-name="T9">Wird beim Überprüfen der aktuellen Blockgröße zu Beginn eine zu 0 verschiedene Zahl gefunden, wird der Block gespeichert, </text:span><text:span text:style-name="T10">der Index auf den Blockanfang gesetzt</text:span><text:span text:style-name="T9"> und es wird der nächste gebildet.</text:span></text:p>
      <text:h text:style-name="P15" text:outline-level="1"><text:bookmark-start text:name="__RefHeading___Toc107_1452926801"/>Umsetzung<text:bookmark-end text:name="__RefHeading___Toc107_1452926801"/></text:h>
      <text:p text:style-name="P9"><text:span text:style-name="T1">Die Zahl die in Blöcke zu zerlegen ist wird nicht als Zahl, sondern als String gespeichert, da die einzelnen Ziffern einfacher zu überprüfen sind und zudem weniger Speicherplatz benötigt wird. Die einzelnen Blöcke werden lediglich als Indexes in einer Liste gespeichert, die angeben, an welcher Stelle </text:span><text:span text:style-name="T10">der jeweilige Block beginnt. Beim späteren Hinzufügen der Trenner sind die Indexes danach ungültig, da sich der jeweilige Index nach jedem Einfügen um einen nach rechts verschiebt, was in diesem Kontext jedoch irrelevant ist, da keine spätere Nutzung nötig ist.</text:span></text:p>
      <text:p text:style-name="P10">Der tatsächliche Algorithmus hat keine bestimmte Anzahl an Durchläufen, weshalb solange Blöcke gebildet werden müssen, bis der Index kleiner als fünf ist, da in diesem Fall bei der maximalen Blockgröße von vier noch gewährleistet ist, dass der letzte gebildete Block noch eine Mindestgröße von zwei aufweist.</text:p>
      <text:h text:style-name="P16" text:outline-level="1"><text:bookmark-start text:name="__RefHeading___Toc109_1452926801"/>Beispiele<text:bookmark-end text:name="__RefHeading___Toc109_1452926801"/></text:h>
      <table:table table:name="Tabelle1" table:style-name="Tabelle1">
        <table:table-column table:style-name="Tabelle1.A"/>
        <table:table-column table:style-name="Tabelle1.B"/>
        <table:table-row>
          <table:table-cell table:style-name="Tabelle1.A1" office:value-type="string">
            <text:p text:style-name="Table_20_Contents">Eingabe</text:p>
          </table:table-cell>
          <table:table-cell table:style-name="Tabelle1.B1" office:value-type="string">
            <text:p text:style-name="Table_20_Contents">Ausgabe</text:p>
          </table:table-cell>
        </table:table-row>
        <table:table-row>
          <table:table-cell table:style-name="Tabelle1.A2" office:value-type="string">
            <text:p text:style-name="Table_20_Contents">005480000005179734</text:p>
          </table:table-cell>
          <table:table-cell table:style-name="Tabelle1.B2" office:value-type="string">
            <text:p text:style-name="Table_20_Contents">005-4800-0000-517-9734</text:p>
          </table:table-cell>
        </table:table-row>
        <table:table-row>
          <table:table-cell table:style-name="Tabelle1.A2" office:value-type="string">
            <text:p text:style-name="Table_20_Contents">03495929533790154412660</text:p>
          </table:table-cell>
          <table:table-cell table:style-name="Tabelle1.B2" office:value-type="string">
            <text:p text:style-name="Table_20_Contents">034-9592-9533-7901-5441-2660</text:p>
          </table:table-cell>
        </table:table-row>
        <table:table-row table:style-name="Tabelle1.4">
          <table:table-cell table:style-name="Tabelle1.A2" office:value-type="string">
            <text:p text:style-name="Table_20_Contents">5319974879022725607620179</text:p>
          </table:table-cell>
          <table:table-cell table:style-name="Tabelle1.B2" office:value-type="string">
            <text:p text:style-name="Table_20_Contents">531-9974-8790-227-2560-7620-179</text:p>
          </table:table-cell>
        </table:table-row>
        <table:table-row table:style-name="Tabelle1.4">
          <table:table-cell table:style-name="Tabelle1.A2" office:value-type="string">
            <text:p text:style-name="Table_20_Contents">9088761051699482789038331267</text:p>
          </table:table-cell>
          <table:table-cell table:style-name="Tabelle1.B2" office:value-type="string">
            <text:p text:style-name="Table_20_Contents">9088-7610-5169-9482-7890-3833-1267</text:p>
          </table:table-cell>
        </table:table-row>
        <table:table-row table:style-name="Tabelle1.4">
          <table:table-cell table:style-name="Tabelle1.A2" office:value-type="string">
            <text:p text:style-name="Table_20_Contents">011000000011000100111111101011</text:p>
          </table:table-cell>
          <table:table-cell table:style-name="Tabelle1.B2" office:value-type="string">
            <text:p text:style-name="Table_20_Contents">011-0000-0001-1000-100-1111-1110-1011</text:p>
          </table:table-cell>
        </table:table-row>
        <table:table-row table:style-name="Tabelle1.4">
          <table:table-cell table:style-name="Tabelle1.A2" office:value-type="string">
            <text:p text:style-name="P13">10000</text:p>
          </table:table-cell>
          <table:table-cell table:style-name="Tabelle1.B2" office:value-type="string">
            <text:p text:style-name="P13">10-000</text:p>
          </table:table-cell>
        </table:table-row>
      </table:table>
      <text:p text:style-name="P11">Die ersten fünf Beispiele sind der BwInf-Webseite entnommen. Das letzte Beispiel verdeutlicht nochmals, dass selbst beim Wiedererhöhen auf die maximale Blockzahl von vier, aufgrund von Nullen an jeder möglichen Anfangsposition, die Blockgröße des ersten Blocks nicht unter zwei sinkt. <text:span text:style-name="T14">Es wird also nicht auf die maximale Blockgröße, sondern die in der aktuellen Situation maximal möglichen Blockgröße gesetzt.</text:span></text:p>
      <text:h text:style-name="P15" text:outline-level="1"><text:bookmark-start text:name="__RefHeading___Toc111_1452926801"/>Quellcode<text:bookmark-end text:name="__RefHeading___Toc111_1452926801"/></text:h>
      <text:p text:style-name="Code">package de.ncrypted.merker;</text:p>
      <text:p text:style-name="Code"/>
      <text:p text:style-name="Code">public class Merker {</text:p>
      <text:p text:style-name="Code"/>
      <text:p text:style-name="Code"><text:s text:c="4"/>private static String number;</text:p>
      <text:p text:style-name="Code"><text:s text:c="4"/>private static String numberSplit;</text:p>
      <text:p text:style-name="Code"/>
      <text:p text:style-name="Code"><text:s text:c="4"/>public static void main(String[] args) {</text:p>
      <text:p text:style-name="Code"><text:s text:c="8"/>// <text:span text:style-name="T13">read number ...</text:span></text:p>
      <text:p text:style-name="Code"/>
      <text:p text:style-name="Code"><text:s text:c="8"/>executeAlgorithm();</text:p>
      <text:p text:style-name="Code"/>
      <text:p text:style-name="Code"><text:s text:c="8"/>System.out.println("---Ergebnis---");</text:p>
      <text:p text:style-name="Code"><text:s text:c="8"/>System.out.println(numberSplit);</text:p>
      <text:p text:style-name="Code"><text:s text:c="4"/>}</text:p>
      <text:p text:style-name="Code"/>
      <text:p text:style-name="Code"><text:s text:c="4"/>private static void executeAlgorithm() {</text:p>
      <text:p text:style-name="Code"><text:s text:c="8"/>int idx = number.length();</text:p>
      <text:p text:style-name="Code"><text:s text:c="8"/>List&lt;Integer&gt; splitPoints = new ArrayList&lt;&gt;();</text:p>
      <text:p text:style-name="Code"><text:s text:c="8"/>while (idx &gt; 4) {</text:p>
      <text:p text:style-name="Code"><text:s text:c="12"/>for (int i = 4; i &gt;= 2; i--) {</text:p>
      <text:p text:style-name="Code"><text:s text:c="16"/>int splitIdx = idx - i;</text:p>
      <text:p text:style-name="Code"><text:s text:c="16"/>if (number.charAt(splitIdx) == '0') {</text:p>
      <text:p text:style-name="Code"><text:s text:c="20"/>if (i != 2) {</text:p>
      <text:p text:style-name="Code"><text:s text:c="24"/>continue;</text:p>
      <text:p text:style-name="Code"><text:s text:c="20"/>}</text:p>
      <text:p text:style-name="Code"><text:s text:c="20"/>splitIdx -= 2;</text:p>
      <text:p text:style-name="Code"><text:s text:c="16"/>}</text:p>
      <text:p text:style-name="Code"><text:s text:c="16"/>if(splitIdx &lt; 2) {</text:p>
      <text:p text:style-name="Code"><text:s text:c="20"/>splitIdx = 2;</text:p>
      <text:p text:style-name="Code"><text:s text:c="16"/>}</text:p>
      <text:p text:style-name="Code"><text:s text:c="16"/>splitPoints.add(splitIdx);</text:p>
      <text:p text:style-name="Code"><text:s text:c="16"/>idx = splitIdx;</text:p>
      <text:p text:style-name="Code"><text:s text:c="16"/>break;</text:p>
      <text:p text:style-name="Code"><text:s text:c="12"/>}</text:p>
      <text:p text:style-name="Code"><text:s text:c="8"/>}</text:p>
      <text:p text:style-name="Code"><text:s text:c="8"/>StringBuilder builder = new StringBuilder(number);</text:p>
      <text:p text:style-name="Code"><text:soft-page-break/><text:s text:c="8"/>for (int i = 0; i &lt; splitPoints.size(); i++) {</text:p>
      <text:p text:style-name="Code"><text:s text:c="12"/>builder.insert(splitPoints.get(i), "-");</text:p>
      <text:p text:style-name="Code"><text:s text:c="8"/>}</text:p>
      <text:p text:style-name="Code"><text:s text:c="8"/>numberSplit = builder.toString();</text:p>
      <text:p text:style-name="Code"><text:s text:c="4"/>}</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Drawing" style:family="paragraph" style:parent-style-name="Caption" style:class="extra"/>
    <style:style style:name="Beispiel" style:family="paragraph" style:parent-style-name="Drawing">
      <style:paragraph-properties fo:margin-top="0cm" fo:margin-bottom="0cm" loext:contextual-spacing="false" fo:line-height="0.199cm"/>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margin-top="0cm" fo:margin-bottom="0cm" loext:contextual-spacing="false" style:page-number="auto"/>
      <style:text-properties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7.938cm" style:type="center"/>
          <style:tab-stop style:position="15.753cm" style:type="right"/>
        </style:tab-stops>
      </style:paragraph-properties>
    </style:style>
    <style:style style:name="MP2" style:family="paragraph" style:parent-style-name="Header">
      <style:text-properties fo:language="de" fo:country="DE"/>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officeooo:rsid="004d7201"/>
    </style:style>
    <style:style style:name="MT2" style:family="text">
      <style:text-properties fo:language="de" fo:country="DE" officeooo:rsid="00630aa6"/>
    </style:style>
    <style:style style:name="MT3"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span text:style-name="MT1">Aufgabe </text:span><text:span text:style-name="MT2">2</text:span><text:span text:style-name="MT1">: </text:span><text:span text:style-name="MT2">Nummernmerker</text:span><text:span text:style-name="MT3"><text:tab/><text:tab/></text:span><text:span text:style-name="MT1">Team-ID: 00619</text:span></text:p>
      </style:header>
      <style:footer>
        <text:p text:style-name="MP1"><text:span text:style-name="Absatz-Standardschriftart"><text:span text:style-name="MT3"><text:tab/></text:span></text:span><text:span text:style-name="Absatz-Standardschriftart"><text:span text:style-name="MT3"><text:page-number text:select-page="current">3</text:page-number></text:span></text:span><text:span text:style-name="Absatz-Standardschriftart"><text:span text:style-name="MT3">/</text:span></text:span><text:span text:style-name="Absatz-Standardschriftart"><text:span text:style-name="MT3"><text:page-count>3</text:page-count></text:span></text:span></text:p>
      </style:footer>
    </style:master-page>
    <style:master-page style:name="MPF0" style:page-layout-name="Mpm3" style:next-style-name="MP0">
      <style:header>
        <text:p text:style-name="MP2"/>
      </style:header>
      <loext:header-first>
        <text:p text:style-name="MP3"/>
      </loext: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svg:title>Barcode</svg:title></draw:frame><text:span text:style-name="MT3"><text:tab/></text:span><text:span text:style-name="Absatz-Standardschriftart"><text:span text:style-name="MT3"><text:page-number text:select-page="current">0</text:page-number></text:span></text:span><text:span text:style-name="Absatz-Standardschriftart"><text:span text:style-name="MT3"><text:tab/></text:span></text:span></text:p>
      </style:footer>
      <loext:footer-first>
        <text:p text:style-name="MP4"><text:span text:style-name="MT3"><text:tab/></text:span><text:span text:style-name="Absatz-Standardschriftart"><text:span text:style-name="MT3"><text:page-number text:select-page="current">1</text:page-number></text:span></text:span><text:span text:style-name="Absatz-Standardschriftart"><text:span text:style-name="MT3">/</text:span></text:span><text:span text:style-name="Absatz-Standardschriftart"><text:span text:style-name="MT3"><text:page-count>3</text:page-count></text:span></text:span><text:span text:style-name="Absatz-Standardschriftart"><text:span text:style-name="MT3"><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1-13T14:26:16.845000000</meta:creation-date>
    <meta:editing-cycles>1</meta:editing-cycles>
    <meta:editing-duration>P0D</meta:editing-duration>
    <meta:document-statistic meta:table-count="1" meta:image-count="1" meta:object-count="0" meta:page-count="3" meta:paragraph-count="73" meta:word-count="512" meta:character-count="3938" meta:non-whitespace-character-count="3107"/>
  </office:meta>
</office:document-meta>
</file>